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136cm"/>
    </style:style>
    <style:style style:name="co9" style:family="table-column">
      <style:table-column-properties fo:break-before="auto" style:column-width="0.557cm"/>
    </style:style>
    <style:style style:name="co10" style:family="table-column">
      <style:table-column-properties fo:break-before="auto" style:column-width="1.24cm"/>
    </style:style>
    <style:style style:name="co11" style:family="table-column">
      <style:table-column-properties fo:break-before="auto" style:column-width="2.582cm"/>
    </style:style>
    <style:style style:name="co12" style:family="table-column">
      <style:table-column-properties fo:break-before="auto" style:column-width="6.329cm"/>
    </style:style>
    <style:style style:name="co13" style:family="table-column">
      <style:table-column-properties fo:break-before="auto" style:column-width="2.71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4.133cm"/>
    </style:style>
    <style:style style:name="co17" style:family="table-column">
      <style:table-column-properties fo:break-before="auto" style:column-width="4.701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654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1.104cm" fo:break-before="auto" style:use-optimal-row-height="true"/>
    </style:style>
    <style:style style:name="ro14" style:family="table-row">
      <style:table-row-properties style:row-height="0.762cm" fo:break-before="auto" style:use-optimal-row-height="false"/>
    </style:style>
    <style:style style:name="ta1" style:family="table" style:master-page-name="PageStyle_5f_Pianificazione_20_progetto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5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6" style:family="table-cell" style:parent-style-name="Excel_20_Built-in_20_Heading_20_2">
      <style:table-cell-properties fo:border-bottom="0.74pt solid #735773" style:cell-protect="protected" style:print-content="tru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30" style:family="table-cell" style:parent-style-name="Excel_20_Built-in_20_Heading_20_2">
      <style:table-cell-properties fo:border-bottom="0.74pt solid #735773" style:cell-protect="protected" style:print-content="true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38" style:family="table-cell" style:parent-style-name="Attività">
      <style:table-cell-properties fo:background-color="#f6f9d4" style:cell-protect="protected" style:print-content="true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1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2" style:base-cell-address="'Stato Processo'.B31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Excel_20_Built-in_20_Heading_20_3">
      <style:table-cell-properties style:cell-protect="protected" style:print-content="tru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16" style:family="table-cell" style:parent-style-name="Excel_20_Built-in_20_Heading_20_3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border-left="0.06pt solid #000000" fo:border-right="0.06pt solid #000000" style:rotation-align="none" fo:border-top="none"/>
      <style:paragraph-properties fo:text-align="center" fo:margin-left="0cm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2" style:base-cell-address="'Stato Processo'.B31"/>
    </style:style>
    <style:style style:name="ce45" style:family="table-cell" style:parent-style-name="Excel_20_Built-in_20_Heading_20_3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46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0.06pt solid #000000" style:rotation-align="none"/>
    </style:style>
    <style:style style:name="ce22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4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2" style:base-cell-address="'Stato Processo'.B31"/>
    </style:style>
    <style:style style:name="ce49" style:family="table-cell" style:parent-style-name="Default" style:data-style-name="N30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Intestazioni_20_periodi">
      <style:table-cell-properties style:cell-protect="protected" style:print-content="true" style:text-align-source="fix" style:repeat-content="false" fo:background-color="transparent" fo:border="0.06pt solid #000000" style:rotation-align="none"/>
      <style:paragraph-properties fo:text-align="center" fo:margin-left="0cm"/>
      <style:map style:condition="is-true-formula([.H$4]=periodo_selezionato)" style:apply-style-name="ConditionalStyle_5f_1" style:base-cell-address="'Stato Processo'.H4"/>
    </style:style>
    <style:style style:name="ce34" style:family="table-cell" style:parent-style-name="Default" style:data-style-name="N0">
      <style:table-cell-properties fo:background-color="#81d41a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'Stato Processo'.H5"/>
      <style:map style:condition="is-true-formula(PercentualeCompletamentoOltre)" style:apply-style-name="ConditionalStyle_5f_9" style:base-cell-address="'Stato Processo'.H5"/>
      <style:map style:condition="is-true-formula(Effettivo)" style:apply-style-name="ConditionalStyle_5f_8" style:base-cell-address="'Stato Processo'.H5"/>
      <style:map style:condition="is-true-formula(EffettivoOltre)" style:apply-style-name="ConditionalStyle_5f_7" style:base-cell-address="'Stato Processo'.H5"/>
      <style:map style:condition="is-true-formula(Piano)" style:apply-style-name="ConditionalStyle_5f_6" style:base-cell-address="'Stato Processo'.H5"/>
      <style:map style:condition="is-true-formula([.D$21]=periodo_selezionato)" style:apply-style-name="ConditionalStyle_5f_5" style:base-cell-address="'Stato Processo'.H5"/>
      <style:map style:condition="is-true-formula(MOD(COLUMN();2))" style:apply-style-name="ConditionalStyle_5f_4" style:base-cell-address="'Stato Processo'.H5"/>
      <style:map style:condition="is-true-formula(MOD(COLUMN();2)=0)" style:apply-style-name="ConditionalStyle_5f_3" style:base-cell-address="'Stato Processo'.H5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'Stato Processo'.H6"/>
      <style:map style:condition="is-true-formula(PercentualeCompletamentoOltre)" style:apply-style-name="ConditionalStyle_5f_9" style:base-cell-address="'Stato Processo'.H6"/>
      <style:map style:condition="is-true-formula(Effettivo)" style:apply-style-name="ConditionalStyle_5f_8" style:base-cell-address="'Stato Processo'.H6"/>
      <style:map style:condition="is-true-formula(EffettivoOltre)" style:apply-style-name="ConditionalStyle_5f_7" style:base-cell-address="'Stato Processo'.H6"/>
      <style:map style:condition="is-true-formula(Piano)" style:apply-style-name="ConditionalStyle_5f_6" style:base-cell-address="'Stato Processo'.H6"/>
      <style:map style:condition="is-true-formula([.C$15]=periodo_selezionato)" style:apply-style-name="ConditionalStyle_5f_5" style:base-cell-address="'Stato Processo'.H6"/>
      <style:map style:condition="is-true-formula(MOD(COLUMN();2))" style:apply-style-name="ConditionalStyle_5f_4" style:base-cell-address="'Stato Processo'.H6"/>
      <style:map style:condition="is-true-formula(MOD(COLUMN();2)=0)" style:apply-style-name="ConditionalStyle_5f_3" style:base-cell-address="'Stato Processo'.H6"/>
    </style:style>
    <style:style style:name="ce54" style:family="table-cell" style:parent-style-name="Default" style:data-style-name="N30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Intestazioni_20_periodi">
      <style:table-cell-properties style:cell-protect="protected" style:print-content="true" fo:background-color="transparent" fo:border="0.06pt solid #000000" style:rotation-align="none"/>
      <style:map style:condition="is-true-formula([.H$4]=periodo_selezionato)" style:apply-style-name="ConditionalStyle_5f_1" style:base-cell-address="'Stato Processo'.H4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'Stato Processo'.H5"/>
      <style:map style:condition="is-true-formula(PercentualeCompletamentoOltre)" style:apply-style-name="ConditionalStyle_5f_9" style:base-cell-address="'Stato Processo'.H5"/>
      <style:map style:condition="is-true-formula(Effettivo)" style:apply-style-name="ConditionalStyle_5f_8" style:base-cell-address="'Stato Processo'.H5"/>
      <style:map style:condition="is-true-formula(EffettivoOltre)" style:apply-style-name="ConditionalStyle_5f_7" style:base-cell-address="'Stato Processo'.H5"/>
      <style:map style:condition="is-true-formula(Piano)" style:apply-style-name="ConditionalStyle_5f_6" style:base-cell-address="'Stato Processo'.H5"/>
      <style:map style:condition="is-true-formula([.D$21]=periodo_selezionato)" style:apply-style-name="ConditionalStyle_5f_5" style:base-cell-address="'Stato Processo'.H5"/>
      <style:map style:condition="is-true-formula(MOD(COLUMN();2))" style:apply-style-name="ConditionalStyle_5f_4" style:base-cell-address="'Stato Processo'.H5"/>
      <style:map style:condition="is-true-formula(MOD(COLUMN();2)=0)" style:apply-style-name="ConditionalStyle_5f_3" style:base-cell-address="'Stato Processo'.H5"/>
    </style:style>
    <style:style style:name="ce56" style:family="table-cell" style:parent-style-name="Intestazioni_20_periodi">
      <style:table-cell-properties style:cell-protect="protected" style:print-content="true" style:text-align-source="fix" style:repeat-content="false" fo:background-color="transparent" fo:border="0.06pt solid #000000" style:rotation-align="none" style:vertical-align="middle"/>
      <style:paragraph-properties fo:text-align="center" fo:margin-left="0cm"/>
      <style:map style:condition="is-true-formula([.H$4]=periodo_selezionato)" style:apply-style-name="ConditionalStyle_5f_1" style:base-cell-address="'Stato Processo'.H4"/>
    </style:style>
    <style:style style:name="ce57" style:family="table-cell" style:parent-style-name="Default" style:data-style-name="N30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_25__20_completamento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ffettiva_20__28_oltre_20_piano_29_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tichett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map style:condition="is-true-formula(1)" style:apply-style-name="ConditionalStyle_5f_2" style:base-cell-address="'Stato Processo'.B31"/>
    </style:style>
    <style:style style:name="ce6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404040" style:text-outline="false" style:text-line-through-style="none" style:text-line-through-type="none" style:font-name="Calibri" fo:font-size="1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Calibri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>
      <style:table-cell-properties fo:wrap-option="wrap"/>
      <style:text-properties style:text-outline="false" style:text-line-through-style="none" style:text-line-through-typ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Stato Processo'.A1">
          <table:help-message table:display="true">
            <text:p>Project Planner usa punti per gli intervalli. Inizio=1 è il periodo 1 e la durata=5 indica che il progetto si estenderà di 5 periodi a partire dal periodo di inizio. Immettere i dati a partire da B5 per aggiornare il grafico</text:p>
          </table:help-message>
          <table:error-message table:message-type="stop" table:display="true"/>
        </table:content-validation>
        <table:content-validation table:name="val2" table:base-cell-address="'Stato Processo'.B1">
          <table:help-message table:display="true">
            <text:p>Titolo del progetto. Immettere un nuovo titolo in questa cella. Evidenziare un periodo in H2. La legenda del grafico va da J2 ad AI2</text:p>
          </table:help-message>
          <table:error-message table:message-type="stop" table:display="true"/>
        </table:content-validation>
        <table:content-validation table:name="val3" table:base-cell-address="'Stato Processo'.B2">
          <table:help-message table:display="true">
            <text:p>Selezionare un periodo da evidenziare in H2. La legenda del grafico va da J2 ad AI2</text:p>
          </table:help-message>
          <table:error-message table:message-type="stop" table:display="true"/>
        </table:content-validation>
        <table:content-validation table:name="val4" table:base-cell-address="'Stato Processo'.B3">
          <table:help-message table:display="true">
            <text:p>Immettere l'attività nella colonna B, iniziando dalla cella B5</text:p>
          </table:help-message>
          <table:error-message table:message-type="stop" table:display="true"/>
        </table:content-validation>
        <table:content-validation table:name="val5" table:base-cell-address="'Stato Processo'.C3">
          <table:help-message table:display="true">
            <text:p>Immettere il periodo di inizio del piano nella colonna C, iniziando dalla cella C5</text:p>
          </table:help-message>
          <table:error-message table:message-type="stop" table:display="true"/>
        </table:content-validation>
        <table:content-validation table:name="val6" table:base-cell-address="'Stato Processo'.D3">
          <table:help-message table:display="true">
            <text:p>Immettere il periodo della durata del piano nella colonna D, iniziando dalla cella D5</text:p>
          </table:help-message>
          <table:error-message table:message-type="stop" table:display="true"/>
        </table:content-validation>
        <table:content-validation table:name="val7" table:base-cell-address="'Stato Processo'.E3">
          <table:help-message table:display="true">
            <text:p>Immettere il periodo di inizio effettivo nella colonna E, iniziando dalla cella E5</text:p>
          </table:help-message>
          <table:error-message table:message-type="stop" table:display="true"/>
        </table:content-validation>
        <table:content-validation table:name="val8" table:base-cell-address="'Stato Processo'.F3">
          <table:help-message table:display="true">
            <text:p>Immettere il periodo della durata effettiva nella colonna F, iniziando dalla cella F5</text:p>
          </table:help-message>
          <table:error-message table:message-type="stop" table:display="true"/>
        </table:content-validation>
        <table:content-validation table:name="val9" table:base-cell-address="'Stato Processo'.G3">
          <table:help-message table:display="true">
            <text:p>Immettere la percentuale di completamento del progetto nella colonna G, iniziando dalla cella G5</text:p>
          </table:help-message>
          <table:error-message table:message-type="stop" table:display="true"/>
        </table:content-validation>
        <table:content-validation table:name="val10" table:base-cell-address="'Stato Processo'.W3">
          <table:help-message table:display="true">
            <text:p>Questa cella della legenda indica la percentuale di completamento del progetto</text:p>
          </table:help-message>
          <table:error-message table:message-type="stop" table:display="true"/>
        </table:content-validation>
        <table:content-validation table:name="val11" table:base-cell-address="'Stato Processo'.AD4">
          <table:help-message table:display="true">
            <text:p>Questa cella della legenda indica la durata effettiva oltre il piano</text:p>
          </table:help-message>
          <table:error-message table:message-type="stop" table:display="true"/>
        </table:content-validation>
      </table:content-validations>
      <table:table table:name="Stato Process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visibility="collapse" table:default-cell-style-name="ce17"/>
        <table:table-column table:style-name="co4" table:visibility="collapse" table:default-cell-style-name="ce17"/>
        <table:table-column table:style-name="co5" table:visibility="collapse" table:default-cell-style-name="ce17"/>
        <table:table-column table:style-name="co6" table:visibility="collapse" table:default-cell-style-name="ce17"/>
        <table:table-column table:style-name="co7" table:default-cell-style-name="ce22"/>
        <table:table-column table:style-name="co8" table:number-columns-repeated="10" table:default-cell-style-name="ce17"/>
        <table:table-column table:style-name="co9" table:number-columns-repeated="9" table:default-cell-style-name="ce17"/>
        <table:table-column table:style-name="co10" table:default-cell-style-name="ce17"/>
        <table:table-column table:style-name="co10" table:number-columns-repeated="40" table:default-cell-style-name="Default"/>
        <table:table-column table:style-name="co9" table:number-columns-repeated="95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Attività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5" table:content-validation-name="val3" table:number-columns-spanned="5" table:number-rows-spanned="1"/>
          <table:covered-table-cell table:number-columns-repeated="4" table:style-name="ce5" table:content-validation-name="val3"/>
          <table:table-cell table:style-name="Default" table:number-columns-repeated="2"/>
          <table:table-cell/>
          <table:table-cell table:style-name="Default" table:number-columns-repeated="18"/>
          <table:table-cell table:number-columns-repeated="997"/>
        </table:table-row>
        <table:table-header-rows>
          <table:table-row table:style-name="ro3">
            <table:table-cell table:style-name="ce1"/>
            <table:table-cell table:style-name="ce26" table:content-validation-name="val4" office:value-type="string" calcext:value-type="string" table:number-columns-spanned="1" table:number-rows-spanned="2">
              <text:p>ATTIVITÀ</text:p>
            </table:table-cell>
            <table:table-cell table:style-name="ce15" table:content-validation-name="val5" office:value-type="string" calcext:value-type="string" table:number-columns-spanned="1" table:number-rows-spanned="2">
              <text:p>INIZIO DEL PIANO</text:p>
            </table:table-cell>
            <table:table-cell table:style-name="ce15" table:content-validation-name="val6" office:value-type="string" calcext:value-type="string" table:number-columns-spanned="1" table:number-rows-spanned="2">
              <text:p>N_STEP</text:p>
            </table:table-cell>
            <table:table-cell table:style-name="ce15" table:content-validation-name="val7" office:value-type="string" calcext:value-type="string" table:number-columns-spanned="1" table:number-rows-spanned="2">
              <text:p>INIZIO EFFETTIVO</text:p>
            </table:table-cell>
            <table:table-cell table:style-name="ce15" table:content-validation-name="val8" office:value-type="string" calcext:value-type="string" table:number-columns-spanned="1" table:number-rows-spanned="2">
              <text:p>DURATA EFFETTIVA</text:p>
            </table:table-cell>
            <table:table-cell table:style-name="ce45" table:content-validation-name="val9" office:value-type="string" calcext:value-type="string" table:number-columns-spanned="1" table:number-rows-spanned="2">
              <text:p>PERCENTUALE DI COMPLETAMENTO</text:p>
            </table:table-cell>
            <table:table-cell table:style-name="ce49"/>
            <table:table-cell table:style-name="ce54" table:number-columns-repeated="3"/>
            <table:table-cell table:style-name="ce54" office:value-type="string" calcext:value-type="string">
              <text:p>Percentuale</text:p>
            </table:table-cell>
            <table:table-cell table:style-name="ce54" table:number-columns-repeated="4"/>
            <table:table-cell table:style-name="ce57"/>
            <table:table-cell table:number-columns-repeated="6"/>
            <table:table-cell table:style-name="Default" table:number-columns-repeated="4"/>
            <table:table-cell table:number-columns-repeated="40"/>
            <table:table-cell table:style-name="ce1" table:number-columns-repeated="957"/>
          </table:table-row>
          <table:table-row table:style-name="ro4">
            <table:table-cell/>
            <table:covered-table-cell table:style-name="ce30" table:content-validation-name="val4"/>
            <table:covered-table-cell table:style-name="ce16" table:content-validation-name="val5"/>
            <table:covered-table-cell table:style-name="ce16" table:content-validation-name="val6"/>
            <table:covered-table-cell table:style-name="ce16" table:content-validation-name="val7"/>
            <table:covered-table-cell table:style-name="ce16" table:content-validation-name="val8"/>
            <table:covered-table-cell table:style-name="ce16" table:content-validation-name="val9"/>
            <table:table-cell table:style-name="ce50" office:value-type="float" office:value="1" calcext:value-type="float">
              <text:p>1</text:p>
            </table:table-cell>
            <table:table-cell table:style-name="ce55" office:value-type="float" office:value="2" calcext:value-type="float">
              <text:p>2</text:p>
            </table:table-cell>
            <table:table-cell table:style-name="ce55" office:value-type="float" office:value="3" calcext:value-type="float">
              <text:p>3</text:p>
            </table:table-cell>
            <table:table-cell table:style-name="ce56" office:value-type="float" office:value="4" calcext:value-type="float">
              <text:p>4</text:p>
            </table:table-cell>
            <table:table-cell table:style-name="ce55" office:value-type="float" office:value="5" calcext:value-type="float">
              <text:p>5</text:p>
            </table:table-cell>
            <table:table-cell table:style-name="ce55" office:value-type="float" office:value="6" calcext:value-type="float">
              <text:p>6</text:p>
            </table:table-cell>
            <table:table-cell table:style-name="ce55" office:value-type="float" office:value="7" calcext:value-type="float">
              <text:p>7</text:p>
            </table:table-cell>
            <table:table-cell table:style-name="ce55" office:value-type="float" office:value="8" calcext:value-type="float">
              <text:p>8</text:p>
            </table:table-cell>
            <table:table-cell table:style-name="ce55" office:value-type="float" office:value="9" calcext:value-type="float">
              <text:p>9</text:p>
            </table:table-cell>
            <table:table-cell table:style-name="ce55" office:value-type="float" office:value="10" calcext:value-type="float">
              <text:p>10</text:p>
            </table:table-cell>
            <table:table-cell table:number-columns-repeated="6"/>
            <table:table-cell table:style-name="Default" table:number-columns-repeated="4"/>
            <table:table-cell table:number-columns-repeated="997"/>
          </table:table-row>
        </table:table-header-rows>
        <table:table-row table:style-name="ro5">
          <table:table-cell/>
          <table:table-cell table:style-name="ce38" office:value-type="string" calcext:value-type="string">
            <text:p>Analisi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C7]" office:value-type="float" office:value="5.75" calcext:value-type="float">
            <text:p>5,7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5]/10" office:value-type="percentage" office:value="0.575" calcext:value-type="percentage">
            <text:p>58%</text:p>
          </table:table-cell>
          <table:table-cell table:style-name="ce34"/>
          <table:table-cell table:style-name="ce40" table:number-columns-repeated="9"/>
          <table:table-cell/>
          <table:table-cell table:style-name="ce47" table:content-validation-name="val10"/>
          <table:table-cell table:style-name="ce53" office:value-type="string" calcext:value-type="string" table:number-columns-spanned="6" table:number-rows-spanned="1">
            <text:p>% Completo</text:p>
          </table:table-cell>
          <table:covered-table-cell table:number-columns-repeated="5" table:style-name="ce59"/>
          <table:table-cell table:style-name="Default" table:number-columns-repeated="2"/>
          <table:table-cell table:number-columns-repeated="997"/>
        </table:table-row>
        <table:table-row table:style-name="ro5">
          <table:table-cell/>
          <table:table-cell table:style-name="ce38" office:value-type="string" calcext:value-type="string">
            <text:p>Creazione DB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C17]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6]/10" office:value-type="percentage" office:value="0.6" calcext:value-type="percentage">
            <text:p>60%</text:p>
          </table:table-cell>
          <table:table-cell table:style-name="ce35" table:number-columns-repeated="10"/>
          <table:table-cell/>
          <table:table-cell table:style-name="ce48" table:content-validation-name="val11"/>
          <table:table-cell table:style-name="ce58" office:value-type="string" calcext:value-type="string" table:number-columns-spanned="7" table:number-rows-spanned="1">
            <text:p>% da Completare</text:p>
          </table:table-cell>
          <table:covered-table-cell table:number-columns-repeated="5" table:style-name="ce59"/>
          <table:covered-table-cell table:style-name="ce60"/>
          <table:table-cell table:style-name="Default"/>
          <table:table-cell table:number-columns-repeated="997"/>
        </table:table-row>
        <table:table-row table:style-name="ro5">
          <table:table-cell/>
          <table:table-cell table:style-name="ce38" office:value-type="string" calcext:value-type="string">
            <text:p>Sistemi LAN, DMZ, DHCP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C28]" office:value-type="float" office:value="0.833333333333333" calcext:value-type="float">
            <text:p>0,83333333333333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7]/10" office:value-type="percentage" office:value="0.0833333333333333" calcext:value-type="percentage">
            <text:p>8%</text:p>
          </table:table-cell>
          <table:table-cell table:style-name="ce35" table:number-columns-repeated="10"/>
          <table:table-cell table:number-columns-repeated="6"/>
          <table:table-cell table:style-name="Default" table:number-columns-repeated="4"/>
          <table:table-cell table:number-columns-repeated="997"/>
        </table:table-row>
        <table:table-row table:style-name="ro5">
          <table:table-cell/>
          <table:table-cell table:style-name="ce38" office:value-type="string" calcext:value-type="string">
            <text:p>Sistemi VPN, DNS, RADIUS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K8]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8]/10" office:value-type="percentage" office:value="0" calcext:value-type="percentage">
            <text:p>0%</text:p>
          </table:table-cell>
          <table:table-cell table:style-name="ce35" table:number-columns-repeated="10"/>
          <table:table-cell table:number-columns-repeated="1007"/>
        </table:table-row>
        <table:table-row table:style-name="ro5">
          <table:table-cell/>
          <table:table-cell table:style-name="ce38" office:value-type="string" calcext:value-type="string">
            <text:p>FRONT-END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G8]" office:value-type="float" office:value="5.625" calcext:value-type="float">
            <text:p>5,62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9]/10" office:value-type="percentage" office:value="0.5625" calcext:value-type="percentage">
            <text:p>56%</text:p>
          </table:table-cell>
          <table:table-cell table:style-name="ce35" table:number-columns-repeated="10"/>
          <table:table-cell table:number-columns-repeated="1007"/>
        </table:table-row>
        <table:table-row table:style-name="ro5">
          <table:table-cell/>
          <table:table-cell table:style-name="ce38" office:value-type="string" calcext:value-type="string">
            <text:p>BACK-END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G16]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10]/10" office:value-type="percentage" office:value="0" calcext:value-type="percentage">
            <text:p>0%</text:p>
          </table:table-cell>
          <table:table-cell table:style-name="ce35" table:number-columns-repeated="10"/>
          <table:table-cell table:number-columns-repeated="1007"/>
        </table:table-row>
        <table:table-row table:style-name="ro5">
          <table:table-cell/>
          <table:table-cell table:style-name="ce38" office:value-type="string" calcext:value-type="string">
            <text:p>Controllo Finale 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G25]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11]/10" office:value-type="percentage" office:value="0" calcext:value-type="percentage">
            <text:p>0%</text:p>
          </table:table-cell>
          <table:table-cell table:style-name="ce35" table:number-columns-repeated="10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5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/>
          <table:table-cell table:style-name="ce11"/>
          <table:table-cell table:style-name="ce18" table:number-columns-repeated="4"/>
          <table:table-cell table:style-name="ce24"/>
          <table:table-cell table:style-name="ce18" table:number-columns-repeated="20"/>
          <table:table-cell table:style-name="ce36" table:number-columns-repeated="40"/>
          <table:table-cell table:number-columns-repeated="957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Stato Processo'.$A$1" table:cell-range-address="$'Stato Processo'.$A$3:.$AMJ$4" table:range-usable-as="repeat-column repeat-row"/>
        </table:named-expressions>
        <calcext:conditional-formats>
          <calcext:conditional-format calcext:target-range-address="'Stato Processo'.B31:'Stato Processo'.BO31">
            <calcext:condition calcext:apply-style-name="ConditionalStyle_2" calcext:value="formula-is(1)" calcext:base-cell-address="'Stato Processo'.B31"/>
          </calcext:conditional-format>
          <calcext:conditional-format calcext:target-range-address="'Stato Processo'.H4:'Stato Processo'.Q4">
            <calcext:condition calcext:apply-style-name="ConditionalStyle_1" calcext:value="formula-is([.H$4]=periodo_selezionato)" calcext:base-cell-address="'Stato Processo'.H4"/>
          </calcext:conditional-format>
          <calcext:conditional-format calcext:target-range-address="'Stato Processo'.H5:'Stato Processo'.Q5">
            <calcext:condition calcext:apply-style-name="ConditionalStyle_10" calcext:value="formula-is(PercentualeCompletamento)" calcext:base-cell-address="'Stato Processo'.H5"/>
            <calcext:condition calcext:apply-style-name="ConditionalStyle_9" calcext:value="formula-is(PercentualeCompletamentoOltre)" calcext:base-cell-address="'Stato Processo'.H5"/>
            <calcext:condition calcext:apply-style-name="ConditionalStyle_8" calcext:value="formula-is(Effettivo)" calcext:base-cell-address="'Stato Processo'.H5"/>
            <calcext:condition calcext:apply-style-name="ConditionalStyle_7" calcext:value="formula-is(EffettivoOltre)" calcext:base-cell-address="'Stato Processo'.H5"/>
            <calcext:condition calcext:apply-style-name="ConditionalStyle_6" calcext:value="formula-is(Piano)" calcext:base-cell-address="'Stato Processo'.H5"/>
            <calcext:condition calcext:apply-style-name="ConditionalStyle_5" calcext:value="formula-is([.D$21]=periodo_selezionato)" calcext:base-cell-address="'Stato Processo'.H5"/>
            <calcext:condition calcext:apply-style-name="ConditionalStyle_4" calcext:value="formula-is(MOD(COLUMN();2))" calcext:base-cell-address="'Stato Processo'.H5"/>
            <calcext:condition calcext:apply-style-name="ConditionalStyle_3" calcext:value="formula-is(MOD(COLUMN();2)=0)" calcext:base-cell-address="'Stato Processo'.H5"/>
          </calcext:conditional-format>
          <calcext:conditional-format calcext:target-range-address="'Stato Processo'.H6:'Stato Processo'.Q11">
            <calcext:condition calcext:apply-style-name="ConditionalStyle_10" calcext:value="formula-is(PercentualeCompletamento)" calcext:base-cell-address="'Stato Processo'.H6"/>
            <calcext:condition calcext:apply-style-name="ConditionalStyle_9" calcext:value="formula-is(PercentualeCompletamentoOltre)" calcext:base-cell-address="'Stato Processo'.H6"/>
            <calcext:condition calcext:apply-style-name="ConditionalStyle_8" calcext:value="formula-is(Effettivo)" calcext:base-cell-address="'Stato Processo'.H6"/>
            <calcext:condition calcext:apply-style-name="ConditionalStyle_7" calcext:value="formula-is(EffettivoOltre)" calcext:base-cell-address="'Stato Processo'.H6"/>
            <calcext:condition calcext:apply-style-name="ConditionalStyle_6" calcext:value="formula-is(Piano)" calcext:base-cell-address="'Stato Processo'.H6"/>
            <calcext:condition calcext:apply-style-name="ConditionalStyle_5" calcext:value="formula-is([.C$15]=periodo_selezionato)" calcext:base-cell-address="'Stato Processo'.H6"/>
            <calcext:condition calcext:apply-style-name="ConditionalStyle_4" calcext:value="formula-is(MOD(COLUMN();2))" calcext:base-cell-address="'Stato Processo'.H6"/>
            <calcext:condition calcext:apply-style-name="ConditionalStyle_3" calcext:value="formula-is(MOD(COLUMN();2)=0)" calcext:base-cell-address="'Stato Processo'.H6"/>
          </calcext:conditional-format>
        </calcext:conditional-formats>
      </table:table>
      <table:table table:name="ATTIVITA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row table:style-name="ro6">
          <table:table-cell table:number-columns-repeated="11"/>
        </table:table-row>
        <table:table-row table:style-name="ro7"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Analisi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/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FRONT-END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/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Sistemi </text:p>
            <text:p>VPN, DNS, RADIUS </text:p>
          </table:table-cell>
          <table:table-cell table:style-name="ce71" office:value-type="string" calcext:value-type="string">
            <text:p>Attività </text:p>
            <text:p>Svolta</text:p>
          </table:table-cell>
        </table:table-row>
        <table:table-row table:style-name="ro8"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lettura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Wordflow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Documento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ipotesi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72" office:value-type="string" calcext:value-type="string">
            <text:p>storyboard 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VPN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Documento</text:p>
          </table:table-cell>
          <table:table-cell table:style-name="ce68" office:value-type="float" office:value="0.3" calcext:value-type="float">
            <text:p>0,3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realizzazione </text:p>
            <text:p>(html,css)</text:p>
          </table:table-cell>
          <table:table-cell table:style-name="ce68" office:value-type="float" office:value="0.25" calcext:value-type="float">
            <text:p>0,25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DNS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Gantt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realizzazione</text:p>
            <text:p> (js,jquery)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RADIUS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number-columns-repeated="2"/>
          <table:table-cell table:style-name="ce69" table:formula="of:=((SUM([.C3:.C6] ))/MAX([.A3:.A6] ))*10" office:value-type="float" office:value="5.75" calcext:value-type="float">
            <text:p>5,75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number-columns-repeated="4"/>
          <table:table-cell table:style-name="ce69" table:number-columns-repeated="2"/>
          <table:table-cell table:style-name="ce69" table:formula="of:=((SUM([.G3:.G6] ))/MAX([.A3:.A6] ))*10" office:value-type="float" office:value="5.625" calcext:value-type="float">
            <text:p>5,625</text:p>
          </table:table-cell>
          <table:table-cell table:number-columns-repeated="2"/>
          <table:table-cell table:style-name="ce69"/>
          <table:table-cell table:style-name="ce69" table:formula="of:=((SUM([.K3:.K7] ))/5)*10" office:value-type="float" office:value="0" calcext:value-type="float">
            <text:p>0</text:p>
          </table:table-cell>
        </table:table-row>
        <table:table-row table:style-name="ro8">
          <table:table-cell table:number-columns-repeated="8"/>
          <table:table-cell table:style-name="ce69"/>
          <table:table-cell table:number-columns-repeated="2"/>
        </table:table-row>
        <table:table-row table:style-name="ro6">
          <table:table-cell table:number-columns-repeated="11"/>
        </table:table-row>
        <table:table-row table:style-name="ro9"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Creazione db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/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BACK-END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 table:number-columns-repeated="4"/>
        </table:table-row>
        <table:table-row table:style-name="ro10"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Modello concettuale <text:s/>del DB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9" office:value-type="string" calcext:value-type="string">
            <text:p>Analisi(funzioni)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0"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Modello logico <text:s/>del DB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Realizzazione  </text:p>
            <text:p>(php)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0"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Modello fisico <text:s/>del DB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realizzazione  </text:p>
            <text:p>(sql)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0"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Popolamento del DB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0"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Verifica SQL (querry)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9" table:number-columns-repeated="2"/>
          <table:table-cell table:style-name="ce69" table:formula="of:=((SUM([.G12:.G15] ))/MAX([.E12:.E15]))*10" office:value-type="float" office:value="0" calcext:value-type="float">
            <text:p>0</text:p>
          </table:table-cell>
          <table:table-cell table:number-columns-repeated="4"/>
        </table:table-row>
        <table:table-row table:style-name="ro11">
          <table:table-cell table:style-name="ce69" table:number-columns-repeated="2"/>
          <table:table-cell table:style-name="ce69" table:formula="of:=((SUM([.C12:.C16] ))/MAX([.A12:.A16] ))*10" office:value-type="float" office:value="6" calcext:value-type="float">
            <text:p>6</text:p>
          </table:table-cell>
          <table:table-cell table:number-columns-repeated="8"/>
        </table:table-row>
        <table:table-row table:style-name="ro12" table:number-rows-repeated="3">
          <table:table-cell table:number-columns-repeated="11"/>
        </table:table-row>
        <table:table-row table:style-name="ro13"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Sistemi LAN, DMZ,</text:p>
            <text:p> DHCP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/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Controllo </text:p>
            <text:p>Finale 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 table:number-columns-repeated="4"/>
        </table:table-row>
        <table:table-row table:style-name="ro14"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Documento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Documento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ipotesi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Risoluzione errori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LAN</text:p>
          </table:table-cell>
          <table:table-cell table:style-name="ce68" office:value-type="float" office:value="0.5" calcext:value-type="float">
            <text:p>0,5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DMZ</text:p>
          </table:table-cell>
          <table:table-cell table:style-name="ce68" office:value-type="string" calcext:value-type="string">
            <text:p>0.5</text:p>
          </table:table-cell>
          <table:table-cell/>
          <table:table-cell table:style-name="ce69" table:number-columns-repeated="2"/>
          <table:table-cell table:style-name="ce69" table:formula="of:=((SUM([.G22:.G24] ))/[.E24])*10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DHCP</text:p>
          </table:table-cell>
          <table:table-cell table:style-name="ce68" office:value-type="string" calcext:value-type="string">
            <text:p>0.5</text:p>
          </table:table-cell>
          <table:table-cell/>
          <table:table-cell table:style-name="ce69" table:number-columns-repeated="3"/>
          <table:table-cell table:number-columns-repeated="4"/>
        </table:table-row>
        <table:table-row table:style-name="ro14"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8"/>
        </table:table-row>
        <table:table-row table:style-name="ro11">
          <table:table-cell table:style-name="ce69" table:number-columns-repeated="2"/>
          <table:table-cell table:style-name="ce69" table:formula="of:=((SUM([.C22:.C27]))/6)*10" office:value-type="float" office:value="0.833333333333333" calcext:value-type="float">
            <text:p>0,833333333333333</text:p>
          </table:table-cell>
          <table:table-cell table:number-columns-repeated="8"/>
        </table:table-row>
        <table:table-row table:style-name="ro12" table:number-rows-repeated="4">
          <table:table-cell table:number-columns-repeated="11"/>
        </table:table-row>
        <table:table-row table:style-name="ro6" table:number-rows-repeated="5">
          <table:table-cell table:number-columns-repeated="11"/>
        </table:table-row>
        <table:table-row table:style-name="ro12" table:number-rows-repeated="1048538">
          <table:table-cell table:number-columns-repeated="11"/>
        </table:table-row>
        <table:table-row table:style-name="ro12">
          <table:table-cell table:number-columns-repeated="11"/>
        </table:table-row>
      </table:table>
      <table:named-expressions>
        <table:named-range table:name="AreaTitolo..BO60" table:base-cell-address="$'Stato Processo'.$A$1" table:cell-range-address="$'Stato Processo'.$B$3:.$B$4"/>
        <table:named-expression table:name="Effettivo" table:base-cell-address="$'Stato Processo'.$A$1" table:expression="(PeriodoInEffettivo*([$'Stato Processo'.$E1]&gt;0))*PeriodoInPiano"/>
        <table:named-expression table:name="EffettivoOltre" table:base-cell-address="$'Stato Processo'.$A$1" table:expression="PeriodoInEffettivo*([$'Stato Processo'.$E1]&gt;0)"/>
        <table:named-expression table:name="PercentualeCompletamento" table:base-cell-address="$'Stato Processo'.$A$1" table:expression="PercentualeCompletamentoOltre*PeriodoInPiano"/>
        <table:named-expression table:name="PercentualeCompletamentoOltre" table:base-cell-address="$'Stato Processo'.$A$1" table:expression="([$'Stato Processo'.A$4]=MEDIAN([$'Stato Processo'.A$4];[$'Stato Processo'.$E1];[$'Stato Processo'.$E1]+[$'Stato Processo'.$F1])*([$'Stato Processo'.$E1]&gt;0))*(([$'Stato Processo'.A$4]&lt;(INT([$'Stato Processo'.$E1]+[$'Stato Processo'.$F1]*[$'Stato Processo'.$G1])))+([$'Stato Processo'.A$4]=[$'Stato Processo'.$E1]))*([$'Stato Processo'.$G1]&gt;0)"/>
        <table:named-expression table:name="PeriodoInEffettivo" table:base-cell-address="$'Stato Processo'.$A$1" table:expression="[$'Stato Processo'.A$4]=MEDIAN([$'Stato Processo'.A$4];[$'Stato Processo'.$E1];[$'Stato Processo'.$E1]+[$'Stato Processo'.$F1]-1)"/>
        <table:named-expression table:name="PeriodoInPiano" table:base-cell-address="$'Stato Processo'.$A$1" table:expression="[$'Stato Processo'.A$4]=MEDIAN([$'Stato Processo'.A$4];[$'Stato Processo'.$C1];[$'Stato Processo'.$C1]+[$'Stato Processo'.$D1]-1)"/>
        <table:named-range table:name="periodo_selezionato" table:base-cell-address="$'Stato Processo'.$A$1" table:cell-range-address="$'Stato Processo'.$H$11"/>
        <table:named-expression table:name="Piano" table:base-cell-address="$'Stato Processo'.$A$1" table:expression="PeriodoInPiano*([$'Stato Processo'.$C1]&gt;0)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7P2" style:volatile="true">
      <number:text> </number:text>
      <number:fill-character> </number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/>
      <number:text>/</number:text>
      <number:month/>
      <number:text>/</number:text>
      <number:year number:style="long"/>
    </number:dat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6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currency-style style:name="N16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5">
      <number:day-of-week/>
    </number:dat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completamento" style:display-name="% completamento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amento_20__28_oltre_20_piano_29__20_-_20_legenda" style:display-name="% completamento (oltre piano) - legenda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ttività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lo_20_evidenziazione_20_periodo" style:display-name="Controllo evidenziazione periodo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ffettiva_20__28_oltre_20_piano_29__20_-_20_legenda" style:display-name="Effettiva (oltre piano) - legenda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Effettivo_20_-_20_legenda" style:display-name="Effettivo - legenda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tichetta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1" style:font-family-complex="Calibri" style:font-family-generic-complex="swiss" style:font-size-complex="14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c4e2f5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dfede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8f0d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4dce4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9dbc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beed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8c6e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bfdbd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0e1bb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ab9ca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f4b69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6ddb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da9e2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0cac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b9d198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af96a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ee926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2cd97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7618f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0a6a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8ab354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735773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d64f19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9ab51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11"/>
    <style:style style:name="Excel_20_Built-in_20_Comma_20__5b_0_5d_" style:display-name="Excel Built-in Comma [0]" style:family="table-cell" style:parent-style-name="Default" style:data-style-name="N107"/>
    <style:style style:name="Excel_20_Built-in_20_Currency" style:display-name="Excel Built-in Currency" style:family="table-cell" style:parent-style-name="Default" style:data-style-name="N115"/>
    <style:style style:name="Excel_20_Built-in_20_Currency_20__5b_0_5d_" style:display-name="Excel Built-in Currency [0]" style:family="table-cell" style:parent-style-name="Default" style:data-style-name="N119"/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17618f" style:border-line-width-bottom="0.018cm 0.026cm 0.018cm" style:diagonal-bl-tr="none" style:diagonal-tl-br="none" fo:border-left="none" fo:border-right="none" fo:border-top="0.74pt solid #17618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Intestazioni_20_periodi" style:display-name="Intestazioni periodi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Intestazioni_20_progetto" style:display-name="Intestazioni progetto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Percentuale_20_di_20_completamento" style:display-name="Percentuale di completamento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iano_20_-_20_legenda" style:display-name="Piano - legenda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Valore_20_periodo" style:display-name="Valore peri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9:45:22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anificazione_20_progetto" style:display-name="PageStyle_Pianificazione progett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10:31:16.916000000</meta:creation-date>
    <dc:date>2021-05-11T22:17:01.181000000</dc:date>
    <meta:generator>LibreOffice/7.1.2.2$Windows_X86_64 LibreOffice_project/8a45595d069ef5570103caea1b71cc9d82b2aae4</meta:generator>
    <meta:editing-duration>PT3H32M55S</meta:editing-duration>
    <meta:editing-cycles>13</meta:editing-cycles>
    <meta:document-statistic meta:table-count="2" meta:cell-count="18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